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IntenseQuote" style:master-page-name="MP0" style:family="paragraph">
      <style:paragraph-properties fo:break-before="page"/>
    </style:style>
    <style:style style:name="T3" style:parent-style-name="DefaultParagraphFont" style:family="text">
      <style:text-properties fo:font-size="16pt" style:font-size-asian="16pt"/>
    </style:style>
    <style:style style:name="T4" style:parent-style-name="DefaultParagraphFont" style:family="text">
      <style:text-properties style:text-position="super 65.6%" fo:font-size="16pt" style:font-size-asian="16pt"/>
    </style:style>
    <style:style style:name="T5" style:parent-style-name="DefaultParagraphFont" style:family="text">
      <style:text-properties fo:font-size="16pt" style:font-size-asian="16pt"/>
    </style:style>
    <style:style style:name="P6" style:parent-style-name="IntenseQuote" style:family="paragraph">
      <style:text-properties fo:font-size="14pt" style:font-size-asian="14pt"/>
    </style:style>
    <style:style style:name="P7" style:parent-style-name="Normal" style:family="paragraph">
      <style:paragraph-properties fo:margin-left="0.25in">
        <style:tab-stops/>
      </style:paragraph-properties>
      <style:text-properties fo:font-size="12pt" style:font-size-asian="12pt"/>
    </style:style>
    <style:style style:name="P8" style:parent-style-name="ListParagraph" style:family="paragraph"/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 fo:language="en" fo:country="US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 fo:language="en" fo:country="US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 fo:language="en" fo:country="US"/>
    </style:style>
    <style:style style:name="T15" style:parent-style-name="DefaultParagraphFont" style:family="text">
      <style:text-properties fo:font-size="12pt" style:font-size-asian="12pt"/>
    </style:style>
    <style:style style:name="T16" style:parent-style-name="DefaultParagraphFont" style:family="text">
      <style:text-properties fo:font-size="12pt" style:font-size-asian="12pt" fo:language="en" fo:country="US"/>
    </style:style>
    <style:style style:name="T17" style:parent-style-name="DefaultParagraphFont" style:family="text">
      <style:text-properties fo:font-size="12pt" style:font-size-asian="12pt"/>
    </style:style>
    <style:style style:name="P18" style:parent-style-name="ListParagraph" style:family="paragraph"/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size="12pt" style:font-size-asian="12pt" fo:language="en" fo:country="US"/>
    </style:style>
    <style:style style:name="T21" style:parent-style-name="DefaultParagraphFont" style:family="text">
      <style:text-properties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 fo:language="en" fo:country="US"/>
    </style:style>
    <style:style style:name="T24" style:parent-style-name="DefaultParagraphFont" style:family="text">
      <style:text-properties fo:font-size="12pt" style:font-size-asian="12pt"/>
    </style:style>
    <style:style style:name="T25" style:parent-style-name="DefaultParagraphFont" style:family="text">
      <style:text-properties fo:font-size="12pt" style:font-size-asian="12pt" fo:language="en" fo:country="US"/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fo:font-size="12pt" style:font-size-asian="12pt" fo:language="en" fo:country="US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fo:font-size="12pt" style:font-size-asian="12pt" fo:language="en" fo:country="US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fo:font-size="12pt" style:font-size-asian="12pt" fo:language="en" fo:country="US"/>
    </style:style>
    <style:style style:name="T32" style:parent-style-name="DefaultParagraphFont" style:family="text">
      <style:text-properties fo:font-size="12pt" style:font-size-asian="12pt"/>
    </style:style>
    <style:style style:name="T33" style:parent-style-name="DefaultParagraphFont" style:family="text">
      <style:text-properties fo:font-size="12pt" style:font-size-asian="12pt" fo:language="en" fo:country="US"/>
    </style:style>
    <style:style style:name="T34" style:parent-style-name="DefaultParagraphFont" style:family="text">
      <style:text-properties fo:font-size="12pt" style:font-size-asian="12pt"/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fo:font-size="12pt" style:font-size-asian="12pt" fo:language="en" fo:country="US"/>
    </style:style>
    <style:style style:name="T37" style:parent-style-name="DefaultParagraphFont" style:family="text">
      <style:text-properties fo:font-size="12pt" style:font-size-asian="12pt"/>
    </style:style>
    <style:style style:name="T38" style:parent-style-name="DefaultParagraphFont" style:family="text">
      <style:text-properties fo:font-size="12pt" style:font-size-asian="12pt" fo:language="en" fo:country="US"/>
    </style:style>
    <style:style style:name="T39" style:parent-style-name="DefaultParagraphFont" style:family="text">
      <style:text-properties fo:font-size="12pt" style:font-size-asian="12pt"/>
    </style:style>
    <style:style style:name="T40" style:parent-style-name="DefaultParagraphFont" style:family="text">
      <style:text-properties fo:font-size="12pt" style:font-size-asian="12pt" fo:language="en" fo:country="US"/>
    </style:style>
    <style:style style:name="T41" style:parent-style-name="DefaultParagraphFont" style:family="text">
      <style:text-properties fo:font-size="12pt" style:font-size-asian="12pt"/>
    </style:style>
    <style:style style:name="P42" style:parent-style-name="ListParagraph" style:family="paragraph"/>
    <style:style style:name="T4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font-size="12pt" style:font-size-asian="12pt"/>
    </style:style>
    <style:style style:name="T45" style:parent-style-name="DefaultParagraphFont" style:family="text">
      <style:text-properties fo:font-size="12pt" style:font-size-asian="12pt"/>
    </style:style>
    <style:style style:name="T46" style:parent-style-name="DefaultParagraphFont" style:family="text">
      <style:text-properties fo:font-size="12pt" style:font-size-asian="12pt" fo:language="en" fo:country="US"/>
    </style:style>
    <style:style style:name="T47" style:parent-style-name="DefaultParagraphFont" style:family="text">
      <style:text-properties fo:font-size="12pt" style:font-size-asian="12pt"/>
    </style:style>
    <style:style style:name="T48" style:parent-style-name="DefaultParagraphFont" style:family="text">
      <style:text-properties fo:font-size="12pt" style:font-size-asian="12pt" fo:language="en" fo:country="US"/>
    </style:style>
    <style:style style:name="T49" style:parent-style-name="DefaultParagraphFont" style:family="text">
      <style:text-properties fo:font-size="12pt" style:font-size-asian="12pt"/>
    </style:style>
    <style:style style:name="T50" style:parent-style-name="DefaultParagraphFont" style:family="text">
      <style:text-properties fo:font-size="12pt" style:font-size-asian="12pt" fo:language="en" fo:country="US"/>
    </style:style>
    <style:style style:name="T51" style:parent-style-name="DefaultParagraphFont" style:family="text">
      <style:text-properties fo:font-size="12pt" style:font-size-asian="12pt"/>
    </style:style>
    <style:style style:name="T52" style:parent-style-name="DefaultParagraphFont" style:family="text">
      <style:text-properties fo:font-size="12pt" style:font-size-asian="12pt" fo:language="en" fo:country="US"/>
    </style:style>
    <style:style style:name="T53" style:parent-style-name="DefaultParagraphFont" style:family="text">
      <style:text-properties fo:font-size="12pt" style:font-size-asian="12pt"/>
    </style:style>
    <style:style style:name="T54" style:parent-style-name="DefaultParagraphFont" style:family="text">
      <style:text-properties fo:font-size="12pt" style:font-size-asian="12pt" fo:language="en" fo:country="US"/>
    </style:style>
    <style:style style:name="T55" style:parent-style-name="DefaultParagraphFont" style:family="text">
      <style:text-properties fo:font-size="12pt" style:font-size-asian="12pt" fo:language="en" fo:country="US"/>
    </style:style>
    <style:style style:name="T56" style:parent-style-name="DefaultParagraphFont" style:family="text">
      <style:text-properties fo:font-size="12pt" style:font-size-asian="12pt"/>
    </style:style>
    <style:style style:name="T57" style:parent-style-name="DefaultParagraphFont" style:family="text">
      <style:text-properties fo:font-size="12pt" style:font-size-asian="12pt" fo:language="en" fo:country="US"/>
    </style:style>
    <style:style style:name="T58" style:parent-style-name="DefaultParagraphFont" style:family="text">
      <style:text-properties fo:font-size="12pt" style:font-size-asian="12pt"/>
    </style:style>
    <style:style style:name="T59" style:parent-style-name="DefaultParagraphFont" style:family="text">
      <style:text-properties fo:font-size="12pt" style:font-size-asian="12pt" fo:language="en" fo:country="US"/>
    </style:style>
    <style:style style:name="T60" style:parent-style-name="DefaultParagraphFont" style:family="text">
      <style:text-properties fo:font-size="12pt" style:font-size-asian="12pt"/>
    </style:style>
    <style:style style:name="T61" style:parent-style-name="DefaultParagraphFont" style:family="text">
      <style:text-properties fo:font-size="12pt" style:font-size-asian="12pt" fo:language="en" fo:country="US"/>
    </style:style>
    <style:style style:name="T62" style:parent-style-name="DefaultParagraphFont" style:family="text">
      <style:text-properties fo:font-size="12pt" style:font-size-asian="12pt"/>
    </style:style>
    <style:style style:name="T63" style:parent-style-name="DefaultParagraphFont" style:family="text">
      <style:text-properties fo:font-size="12pt" style:font-size-asian="12pt" fo:language="en" fo:country="US"/>
    </style:style>
    <style:style style:name="T64" style:parent-style-name="DefaultParagraphFont" style:family="text">
      <style:text-properties fo:font-size="12pt" style:font-size-asian="12pt"/>
    </style:style>
    <style:style style:name="P65" style:parent-style-name="ListParagraph" style:family="paragraph"/>
    <style:style style:name="T6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fo:font-size="12pt" style:font-size-asian="12pt"/>
    </style:style>
    <style:style style:name="T68" style:parent-style-name="DefaultParagraphFont" style:family="text">
      <style:text-properties fo:font-size="12pt" style:font-size-asian="12pt" fo:language="en" fo:country="US"/>
    </style:style>
    <style:style style:name="T69" style:parent-style-name="DefaultParagraphFont" style:family="text">
      <style:text-properties fo:font-size="12pt" style:font-size-asian="12pt"/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fo:font-size="12pt" style:font-size-asian="12pt" fo:language="en" fo:country="US"/>
    </style:style>
    <style:style style:name="T72" style:parent-style-name="DefaultParagraphFont" style:family="text">
      <style:text-properties fo:font-size="12pt" style:font-size-asian="12pt"/>
    </style:style>
    <style:style style:name="T73" style:parent-style-name="DefaultParagraphFont" style:family="text">
      <style:text-properties fo:font-size="12pt" style:font-size-asian="12pt" fo:language="en" fo:country="US"/>
    </style:style>
    <style:style style:name="T74" style:parent-style-name="DefaultParagraphFont" style:family="text">
      <style:text-properties fo:font-size="12pt" style:font-size-asian="12pt"/>
    </style:style>
    <style:style style:name="T75" style:parent-style-name="DefaultParagraphFont" style:family="text">
      <style:text-properties fo:font-size="12pt" style:font-size-asian="12pt" fo:language="en" fo:country="US"/>
    </style:style>
    <style:style style:name="T76" style:parent-style-name="DefaultParagraphFont" style:family="text">
      <style:text-properties fo:font-size="12pt" style:font-size-asian="12pt"/>
    </style:style>
    <style:style style:name="T77" style:parent-style-name="DefaultParagraphFont" style:family="text">
      <style:text-properties fo:font-size="12pt" style:font-size-asian="12pt" fo:language="en" fo:country="US"/>
    </style:style>
    <style:style style:name="T78" style:parent-style-name="DefaultParagraphFont" style:family="text">
      <style:text-properties fo:font-size="12pt" style:font-size-asian="12pt"/>
    </style:style>
    <style:style style:name="T79" style:parent-style-name="DefaultParagraphFont" style:family="text">
      <style:text-properties fo:font-size="12pt" style:font-size-asian="12pt" fo:language="en" fo:country="US"/>
    </style:style>
    <style:style style:name="T80" style:parent-style-name="DefaultParagraphFont" style:family="text">
      <style:text-properties fo:font-size="12pt" style:font-size-asian="12pt"/>
    </style:style>
    <style:style style:name="T81" style:parent-style-name="DefaultParagraphFont" style:family="text">
      <style:text-properties fo:font-size="12pt" style:font-size-asian="12pt" fo:language="en" fo:country="US"/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font-size="12pt" style:font-size-asian="12pt"/>
    </style:style>
    <style:style style:name="T84" style:parent-style-name="DefaultParagraphFont" style:family="text">
      <style:text-properties fo:font-size="12pt" style:font-size-asian="12pt" fo:language="en" fo:country="US"/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size="12pt" style:font-size-asian="12pt" fo:language="en" fo:country="US"/>
    </style:style>
    <style:style style:name="T87" style:parent-style-name="DefaultParagraphFont" style:family="text">
      <style:text-properties fo:font-size="12pt" style:font-size-asian="12pt"/>
    </style:style>
    <style:style style:name="P88" style:parent-style-name="ListParagraph" style:family="paragraph"/>
    <style:style style:name="T8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fo:font-size="12pt" style:font-size-asian="12pt"/>
    </style:style>
    <style:style style:name="T91" style:parent-style-name="DefaultParagraphFont" style:family="text">
      <style:text-properties fo:font-size="12pt" style:font-size-asian="12pt" fo:language="en" fo:country="US"/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fo:font-size="12pt" style:font-size-asian="12pt" fo:language="en" fo:country="US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font-size="12pt" style:font-size-asian="12pt" fo:language="en" fo:country="US"/>
    </style:style>
    <style:style style:name="T96" style:parent-style-name="DefaultParagraphFont" style:family="text">
      <style:text-properties fo:font-size="12pt" style:font-size-asian="12pt"/>
    </style:style>
    <style:style style:name="T97" style:parent-style-name="DefaultParagraphFont" style:family="text">
      <style:text-properties fo:font-size="12pt" style:font-size-asian="12pt"/>
    </style:style>
    <style:style style:name="T98" style:parent-style-name="DefaultParagraphFont" style:family="text">
      <style:text-properties fo:font-size="12pt" style:font-size-asian="12pt" fo:language="en" fo:country="US"/>
    </style:style>
    <style:style style:name="T99" style:parent-style-name="DefaultParagraphFont" style:family="text">
      <style:text-properties fo:font-size="12pt" style:font-size-asian="12pt"/>
    </style:style>
    <style:style style:name="T100" style:parent-style-name="DefaultParagraphFont" style:family="text">
      <style:text-properties fo:font-size="12pt" style:font-size-asian="12pt" fo:language="en" fo:country="US"/>
    </style:style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fo:font-size="12pt" style:font-size-asian="12pt" fo:language="en" fo:country="US"/>
    </style:style>
    <style:style style:name="T103" style:parent-style-name="DefaultParagraphFont" style:family="text">
      <style:text-properties fo:font-size="12pt" style:font-size-asian="12pt"/>
    </style:style>
    <style:style style:name="T104" style:parent-style-name="DefaultParagraphFont" style:family="text">
      <style:text-properties fo:font-size="12pt" style:font-size-asian="12pt" fo:language="en" fo:country="US"/>
    </style:style>
    <style:style style:name="T105" style:parent-style-name="DefaultParagraphFont" style:family="text">
      <style:text-properties fo:font-size="12pt" style:font-size-asian="12pt"/>
    </style:style>
    <style:style style:name="T106" style:parent-style-name="DefaultParagraphFont" style:family="text">
      <style:text-properties fo:font-size="12pt" style:font-size-asian="12pt" fo:language="en" fo:country="US"/>
    </style:style>
    <style:style style:name="T107" style:parent-style-name="DefaultParagraphFont" style:family="text">
      <style:text-properties fo:font-size="12pt" style:font-size-asian="12pt"/>
    </style:style>
    <style:style style:name="T108" style:parent-style-name="DefaultParagraphFont" style:family="text">
      <style:text-properties fo:font-size="12pt" style:font-size-asian="12pt" fo:language="en" fo:country="US"/>
    </style:style>
    <style:style style:name="T109" style:parent-style-name="DefaultParagraphFont" style:family="text">
      <style:text-properties fo:font-size="12pt" style:font-size-asian="12pt"/>
    </style:style>
    <style:style style:name="T110" style:parent-style-name="DefaultParagraphFont" style:family="text">
      <style:text-properties fo:font-size="12pt" style:font-size-asian="12pt" fo:language="en" fo:country="US"/>
    </style:style>
    <style:style style:name="T111" style:parent-style-name="DefaultParagraphFont" style:family="text">
      <style:text-properties fo:font-size="12pt" style:font-size-asian="12pt"/>
    </style:style>
    <style:style style:name="T112" style:parent-style-name="DefaultParagraphFont" style:family="text">
      <style:text-properties fo:font-size="12pt" style:font-size-asian="12pt"/>
    </style:style>
    <style:style style:name="T113" style:parent-style-name="DefaultParagraphFont" style:family="text">
      <style:text-properties fo:font-size="12pt" style:font-size-asian="12pt" fo:language="en" fo:country="US"/>
    </style:style>
    <style:style style:name="T114" style:parent-style-name="DefaultParagraphFont" style:family="text">
      <style:text-properties fo:font-size="12pt" style:font-size-asian="12pt" fo:language="en" fo:country="US"/>
    </style:style>
    <style:style style:name="T115" style:parent-style-name="DefaultParagraphFont" style:family="text">
      <style:text-properties fo:font-size="12pt" style:font-size-asian="12pt"/>
    </style:style>
    <style:style style:name="T116" style:parent-style-name="DefaultParagraphFont" style:family="text">
      <style:text-properties fo:font-size="12pt" style:font-size-asian="12pt" fo:language="en" fo:country="US"/>
    </style:style>
    <style:style style:name="T117" style:parent-style-name="DefaultParagraphFont" style:family="text">
      <style:text-properties fo:font-size="12pt" style:font-size-asian="12pt"/>
    </style:style>
    <style:style style:name="T118" style:parent-style-name="DefaultParagraphFont" style:family="text">
      <style:text-properties fo:font-size="12pt" style:font-size-asian="12pt" fo:language="en" fo:country="US"/>
    </style:style>
    <style:style style:name="T119" style:parent-style-name="DefaultParagraphFont" style:family="text">
      <style:text-properties fo:font-size="12pt" style:font-size-asian="12pt"/>
    </style:style>
    <style:style style:name="T120" style:parent-style-name="DefaultParagraphFont" style:family="text">
      <style:text-properties fo:font-size="12pt" style:font-size-asian="12pt" fo:language="en" fo:country="US"/>
    </style:style>
    <style:style style:name="T121" style:parent-style-name="DefaultParagraphFont" style:family="text">
      <style:text-properties fo:font-size="12pt" style:font-size-asian="12pt"/>
    </style:style>
    <style:style style:name="T122" style:parent-style-name="DefaultParagraphFont" style:family="text">
      <style:text-properties fo:font-size="12pt" style:font-size-asian="12pt" fo:language="en" fo:country="US"/>
    </style:style>
    <style:style style:name="T123" style:parent-style-name="DefaultParagraphFont" style:family="text">
      <style:text-properties fo:font-size="12pt" style:font-size-asian="12pt"/>
    </style:style>
    <style:style style:name="P124" style:parent-style-name="ListParagraph" style:family="paragraph"/>
    <style:style style:name="T125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fo:font-size="12pt" style:font-size-asian="12pt"/>
    </style:style>
    <style:style style:name="T128" style:parent-style-name="DefaultParagraphFont" style:family="text">
      <style:text-properties fo:font-size="12pt" style:font-size-asian="12pt" fo:language="en" fo:country="US"/>
    </style:style>
    <style:style style:name="T129" style:parent-style-name="DefaultParagraphFont" style:family="text">
      <style:text-properties fo:font-size="12pt" style:font-size-asian="12pt"/>
    </style:style>
    <style:style style:name="T130" style:parent-style-name="DefaultParagraphFont" style:family="text">
      <style:text-properties fo:font-size="12pt" style:font-size-asian="12pt" fo:language="en" fo:country="US"/>
    </style:style>
    <style:style style:name="T131" style:parent-style-name="DefaultParagraphFont" style:family="text">
      <style:text-properties fo:font-size="12pt" style:font-size-asian="12pt"/>
    </style:style>
    <style:style style:name="T132" style:parent-style-name="DefaultParagraphFont" style:family="text">
      <style:text-properties fo:font-size="12pt" style:font-size-asian="12pt" fo:language="en" fo:country="US"/>
    </style:style>
    <style:style style:name="T133" style:parent-style-name="DefaultParagraphFont" style:family="text">
      <style:text-properties fo:font-size="12pt" style:font-size-asian="12pt"/>
    </style:style>
    <style:style style:name="T134" style:parent-style-name="DefaultParagraphFont" style:family="text">
      <style:text-properties fo:font-size="12pt" style:font-size-asian="12pt" fo:language="en" fo:country="US"/>
    </style:style>
    <style:style style:name="T135" style:parent-style-name="DefaultParagraphFont" style:family="text">
      <style:text-properties fo:font-size="12pt" style:font-size-asian="12pt"/>
    </style:style>
    <style:style style:name="T136" style:parent-style-name="DefaultParagraphFont" style:family="text">
      <style:text-properties fo:font-size="12pt" style:font-size-asian="12pt" fo:language="en" fo:country="US"/>
    </style:style>
    <style:style style:name="T137" style:parent-style-name="DefaultParagraphFont" style:family="text">
      <style:text-properties fo:font-size="12pt" style:font-size-asian="12pt"/>
    </style:style>
    <style:style style:name="T138" style:parent-style-name="DefaultParagraphFont" style:family="text">
      <style:text-properties fo:font-size="12pt" style:font-size-asian="12pt" fo:language="en" fo:country="US"/>
    </style:style>
    <style:style style:name="T139" style:parent-style-name="DefaultParagraphFont" style:family="text">
      <style:text-properties fo:font-size="12pt" style:font-size-asian="12pt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font-size="12pt" style:font-size-asian="12pt" fo:language="en" fo:country="US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font-size="12pt" style:font-size-asian="12pt" fo:language="en" fo:country="US"/>
    </style:style>
    <style:style style:name="T144" style:parent-style-name="DefaultParagraphFont" style:family="text">
      <style:text-properties fo:font-size="12pt" style:font-size-asian="12pt"/>
    </style:style>
    <style:style style:name="T145" style:parent-style-name="DefaultParagraphFont" style:family="text">
      <style:text-properties fo:font-size="12pt" style:font-size-asian="12pt" fo:language="en" fo:country="US"/>
    </style:style>
    <style:style style:name="T146" style:parent-style-name="DefaultParagraphFont" style:family="text">
      <style:text-properties fo:font-size="12pt" style:font-size-asian="12pt"/>
    </style:style>
    <style:style style:name="T147" style:parent-style-name="DefaultParagraphFont" style:family="text">
      <style:text-properties fo:font-size="12pt" style:font-size-asian="12pt" fo:language="en" fo:country="US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fo:font-size="12pt" style:font-size-asian="12pt" fo:language="en" fo:country="US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fo:font-size="12pt" style:font-size-asian="12pt" fo:language="en" fo:country="US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fo:font-size="12pt" style:font-size-asian="12pt" fo:language="en" fo:country="US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fo:font-size="12pt" style:font-size-asian="12pt" fo:language="en" fo:country="US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fo:font-size="12pt" style:font-size-asian="12pt" fo:language="en" fo:country="US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font-size="12pt" style:font-size-asian="12pt" fo:language="en" fo:country="US"/>
    </style:style>
    <style:style style:name="T161" style:parent-style-name="DefaultParagraphFont" style:family="text">
      <style:text-properties fo:font-size="12pt" style:font-size-asian="12pt"/>
    </style:style>
    <style:style style:name="T162" style:parent-style-name="DefaultParagraphFont" style:family="text">
      <style:text-properties fo:font-size="12pt" style:font-size-asian="12pt" fo:language="en" fo:country="US"/>
    </style:style>
    <style:style style:name="T163" style:parent-style-name="DefaultParagraphFont" style:family="text">
      <style:text-properties fo:font-size="12pt" style:font-size-asian="12pt" fo:language="en" fo:country="US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fo:font-size="12pt" style:font-size-asian="12pt" fo:language="en" fo:country="US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fo:font-size="12pt" style:font-size-asian="12pt" fo:language="en" fo:country="US"/>
    </style:style>
    <style:style style:name="T168" style:parent-style-name="DefaultParagraphFont" style:family="text">
      <style:text-properties fo:font-size="12pt" style:font-size-asian="12pt"/>
    </style:style>
    <style:style style:name="P169" style:parent-style-name="Heading2" style:family="paragraph">
      <style:paragraph-properties fo:text-align="center"/>
    </style:style>
    <style:style style:name="P170" style:parent-style-name="Normal" style:family="paragraph">
      <style:paragraph-properties fo:text-align="center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ableColumn172" style:family="table-column">
      <style:table-column-properties style:column-width="1.1416in"/>
    </style:style>
    <style:style style:name="TableColumn173" style:family="table-column">
      <style:table-column-properties style:column-width="0.975in"/>
    </style:style>
    <style:style style:name="TableColumn174" style:family="table-column">
      <style:table-column-properties style:column-width="0.975in"/>
    </style:style>
    <style:style style:name="TableColumn175" style:family="table-column">
      <style:table-column-properties style:column-width="0.975in"/>
    </style:style>
    <style:style style:name="TableColumn176" style:family="table-column">
      <style:table-column-properties style:column-width="0.975in"/>
    </style:style>
    <style:style style:name="TableColumn177" style:family="table-column">
      <style:table-column-properties style:column-width="0.9548in"/>
    </style:style>
    <style:style style:name="TableColumn178" style:family="table-column">
      <style:table-column-properties style:column-width="0.9548in"/>
    </style:style>
    <style:style style:name="Table171" style:family="table">
      <style:table-properties style:width="6.6937in" fo:margin-left="-0.3972in" table:align="left"/>
    </style:style>
    <style:style style:name="TableRow179" style:family="table-row">
      <style:table-row-properties style:min-row-height="0.3923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fo:font-weight="bold" style:font-weight-asian="bold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fo:font-weight="bold" style:font-weight-asian="bold"/>
    </style:style>
    <style:style style:name="T196" style:parent-style-name="DefaultParagraphFont" style:family="text">
      <style:text-properties fo:font-weight="bold" style:font-weight-asian="bold"/>
    </style:style>
    <style:style style:name="TableRow197" style:family="table-row">
      <style:table-row-properties style:min-row-height="0.4833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fo:font-weight="bold" style:font-weight-asian="bold" fo:font-size="12pt" style:font-size-asian="12pt"/>
    </style:style>
    <style:style style:name="T201" style:parent-style-name="DefaultParagraphFont" style:family="text">
      <style:text-properties fo:font-weight="bold" style:font-weight-asian="bold" fo:font-size="12pt" style:font-size-asian="12pt" fo:language="en" fo:country="US"/>
    </style:style>
    <style:style style:name="T202" style:parent-style-name="DefaultParagraphFont" style:family="text">
      <style:text-properties fo:font-weight="bold" style:font-weight-asian="bold" fo:font-size="12pt" style:font-size-asian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fo:font-weight="bold" style:font-weight-asian="bold" fo:font-size="12pt" style:font-size-asian="12pt" fo:language="en" fo:country="US"/>
    </style:style>
    <style:style style:name="T208" style:parent-style-name="DefaultParagraphFont" style:family="text">
      <style:text-properties fo:font-weight="bold" style:font-weight-asian="bold" fo:font-size="12pt" style:font-size-asian="12pt"/>
    </style:style>
    <style:style style:name="T209" style:parent-style-name="DefaultParagraphFont" style:family="text">
      <style:text-properties fo:font-weight="bold" style:font-weight-asian="bold" fo:font-size="12pt" style:font-size-asian="12pt"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218" style:parent-style-name="DefaultParagraphFont" style:family="text">
      <style:text-properties fo:font-weight="bold" style:font-weight-asian="bold" fo:font-size="12pt" style:font-size-asian="12pt"/>
    </style:style>
    <style:style style:name="T219" style:parent-style-name="DefaultParagraphFont" style:family="text">
      <style:text-properties fo:font-weight="bold" style:font-weight-asian="bold" fo:font-size="12pt" style:font-size-asian="12pt" fo:language="en" fo:country="US"/>
    </style:style>
    <style:style style:name="T220" style:parent-style-name="DefaultParagraphFont" style:family="text">
      <style:text-properties fo:font-weight="bold" style:font-weight-asian="bold" fo:font-size="12pt" style:font-size-asian="12pt"/>
    </style:style>
    <style:style style:name="P221" style:parent-style-name="Normal" style:family="paragraph">
      <style:text-properties fo:font-size="12pt" style:font-size-asian="12pt"/>
    </style:style>
    <style:style style:name="P222" style:parent-style-name="ListParagraph" style:family="paragraph"/>
    <style:style style:name="T22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24" style:parent-style-name="DefaultParagraphFont" style:family="text">
      <style:text-properties fo:font-size="12pt" style:font-size-asian="12pt"/>
    </style:style>
    <style:style style:name="T225" style:parent-style-name="DefaultParagraphFont" style:family="text">
      <style:text-properties fo:font-size="12pt" style:font-size-asian="12pt"/>
    </style:style>
    <style:style style:name="T226" style:parent-style-name="DefaultParagraphFont" style:family="text">
      <style:text-properties fo:font-size="12pt" style:font-size-asian="12pt"/>
    </style:style>
    <style:style style:name="T227" style:parent-style-name="DefaultParagraphFont" style:family="text">
      <style:text-properties fo:font-size="12pt" style:font-size-asian="12pt" fo:language="en" fo:country="US"/>
    </style:style>
    <style:style style:name="T228" style:parent-style-name="DefaultParagraphFont" style:family="text">
      <style:text-properties fo:font-size="12pt" style:font-size-asian="12pt"/>
    </style:style>
    <style:style style:name="P229" style:parent-style-name="ListParagraph" style:family="paragraph"/>
    <style:style style:name="T23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31" style:parent-style-name="DefaultParagraphFont" style:family="text">
      <style:text-properties fo:font-size="12pt" style:font-size-asian="12pt"/>
    </style:style>
    <style:style style:name="T232" style:parent-style-name="DefaultParagraphFont" style:family="text">
      <style:text-properties fo:font-size="12pt" style:font-size-asian="12pt"/>
    </style:style>
    <style:style style:name="T233" style:parent-style-name="DefaultParagraphFont" style:family="text">
      <style:text-properties fo:font-size="12pt" style:font-size-asian="12pt"/>
    </style:style>
    <style:style style:name="T234" style:parent-style-name="DefaultParagraphFont" style:family="text">
      <style:text-properties fo:font-size="12pt" style:font-size-asian="12pt"/>
    </style:style>
    <style:style style:name="P235" style:parent-style-name="ListParagraph" style:family="paragraph">
      <style:paragraph-properties fo:margin-left="1in">
        <style:tab-stops/>
      </style:paragraph-properties>
      <style:text-properties fo:font-size="12pt" style:font-size-asian="12pt"/>
    </style:style>
    <style:style style:name="P236" style:parent-style-name="ListParagraph" style:family="paragraph"/>
    <style:style style:name="T23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38" style:parent-style-name="DefaultParagraphFont" style:family="text">
      <style:text-properties fo:font-size="12pt" style:font-size-asian="12pt"/>
    </style:style>
    <style:style style:name="T239" style:parent-style-name="DefaultParagraphFont" style:family="text">
      <style:text-properties fo:font-size="12pt" style:font-size-asian="12pt"/>
    </style:style>
    <style:style style:name="T240" style:parent-style-name="DefaultParagraphFont" style:family="text">
      <style:text-properties fo:font-size="12pt" style:font-size-asian="12pt"/>
    </style:style>
    <style:style style:name="T241" style:parent-style-name="DefaultParagraphFont" style:family="text">
      <style:text-properties fo:font-size="12pt" style:font-size-asian="12pt"/>
    </style:style>
    <style:style style:name="T242" style:parent-style-name="DefaultParagraphFont" style:family="text">
      <style:text-properties fo:font-size="12pt" style:font-size-asian="12pt"/>
    </style:style>
    <style:style style:name="P243" style:parent-style-name="ListParagraph" style:family="paragraph"/>
    <style:style style:name="T24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45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46" style:parent-style-name="DefaultParagraphFont" style:family="text">
      <style:text-properties fo:font-size="12pt" style:font-size-asian="12pt"/>
    </style:style>
    <style:style style:name="T247" style:parent-style-name="DefaultParagraphFont" style:family="text">
      <style:text-properties fo:font-size="12pt" style:font-size-asian="12pt"/>
    </style:style>
    <style:style style:name="P248" style:parent-style-name="ListParagraph" style:family="paragraph"/>
    <style:style style:name="T24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50" style:parent-style-name="DefaultParagraphFont" style:family="text">
      <style:text-properties fo:font-size="12pt" style:font-size-asian="12pt"/>
    </style:style>
    <style:style style:name="T251" style:parent-style-name="DefaultParagraphFont" style:family="text">
      <style:text-properties fo:font-size="12pt" style:font-size-asian="12pt" fo:language="en" fo:country="US"/>
    </style:style>
    <style:style style:name="T252" style:parent-style-name="DefaultParagraphFont" style:family="text">
      <style:text-properties fo:font-size="12pt" style:font-size-asian="12pt"/>
    </style:style>
    <style:style style:name="T253" style:parent-style-name="DefaultParagraphFont" style:family="text">
      <style:text-properties fo:font-size="12pt" style:font-size-asian="12pt" fo:language="en" fo:country="US"/>
    </style:style>
    <style:style style:name="T254" style:parent-style-name="DefaultParagraphFont" style:family="text">
      <style:text-properties fo:font-size="12pt" style:font-size-asian="12pt"/>
    </style:style>
    <style:style style:name="T255" style:parent-style-name="DefaultParagraphFont" style:family="text">
      <style:text-properties fo:font-size="12pt" style:font-size-asian="12pt" fo:language="en" fo:country="US"/>
    </style:style>
    <style:style style:name="T256" style:parent-style-name="DefaultParagraphFont" style:family="text">
      <style:text-properties fo:font-size="12pt" style:font-size-asian="12pt"/>
    </style:style>
    <style:style style:name="T257" style:parent-style-name="DefaultParagraphFont" style:family="text">
      <style:text-properties fo:font-size="12pt" style:font-size-asian="12pt" fo:language="en" fo:country="US"/>
    </style:style>
    <style:style style:name="T258" style:parent-style-name="DefaultParagraphFont" style:family="text">
      <style:text-properties fo:font-size="12pt" style:font-size-asian="12pt"/>
    </style:style>
    <style:style style:name="T259" style:parent-style-name="DefaultParagraphFont" style:family="text">
      <style:text-properties fo:font-size="12pt" style:font-size-asian="12pt"/>
    </style:style>
    <style:style style:name="T260" style:parent-style-name="DefaultParagraphFont" style:family="text">
      <style:text-properties fo:font-size="12pt" style:font-size-asian="12pt" fo:language="en" fo:country="US"/>
    </style:style>
    <style:style style:name="T261" style:parent-style-name="DefaultParagraphFont" style:family="text">
      <style:text-properties fo:font-size="12pt" style:font-size-asian="12pt"/>
    </style:style>
    <style:style style:name="T262" style:parent-style-name="DefaultParagraphFont" style:family="text">
      <style:text-properties fo:font-size="12pt" style:font-size-asian="12pt" fo:language="en" fo:country="US"/>
    </style:style>
    <style:style style:name="T263" style:parent-style-name="DefaultParagraphFont" style:family="text">
      <style:text-properties fo:font-size="12pt" style:font-size-asian="12pt"/>
    </style:style>
    <style:style style:name="T264" style:parent-style-name="DefaultParagraphFont" style:family="text">
      <style:text-properties fo:font-size="12pt" style:font-size-asian="12pt" fo:language="en" fo:country="US"/>
    </style:style>
    <style:style style:name="T265" style:parent-style-name="DefaultParagraphFont" style:family="text">
      <style:text-properties fo:font-size="12pt" style:font-size-asian="12pt"/>
    </style:style>
    <style:style style:name="T266" style:parent-style-name="DefaultParagraphFont" style:family="text">
      <style:text-properties fo:font-size="12pt" style:font-size-asian="12pt" fo:language="en" fo:country="US"/>
    </style:style>
    <style:style style:name="T267" style:parent-style-name="DefaultParagraphFont" style:family="text">
      <style:text-properties fo:font-size="12pt" style:font-size-asian="12pt"/>
    </style:style>
    <style:style style:name="T268" style:parent-style-name="DefaultParagraphFont" style:family="text">
      <style:text-properties fo:font-size="12pt" style:font-size-asian="12pt" fo:language="en" fo:country="US"/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fo:font-size="12pt" style:font-size-asian="12pt" fo:language="en" fo:country="US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Hyperlink" style:family="text">
      <style:text-properties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P274" style:parent-style-name="ListParagraph" style:family="paragraph">
      <style:paragraph-properties fo:margin-left="1in">
        <style:tab-stops/>
      </style:paragraph-properties>
    </style:style>
    <style:style style:name="T275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276" style:parent-style-name="Normal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3">1</text:span><text:span text:style-name="T4">η</text:span><text:span text:style-name="T5"><text:s/>Άσκηση-Επεξεργασία Αρχείων</text:span></text:p>
      <text:p text:style-name="P6"><text:s/>Βαγγέλης Αθανασάκης 2019030118</text:p>
      <text:p text:style-name="P7">Σκοπός της πρώτης άσκησης ήταν η διερεύνηση του πιο αποδοτικού τρόπου οργάνωσης αρχείου το οποίο θα χρησιμοιποιηθεί για<text:s/>αναζητήσεις.</text:p>
      <text:list text:style-name="LFO1" text:continue-numbering="true">
        <text:list-item>
          <text:p text:style-name="P8"><text:span text:style-name="T9">Αρχικά, δημιουργήθηκε η κλάση «</text:span><text:span text:style-name="T10">FileManager</text:span><text:span text:style-name="T11">» η οποία έχει μεθόδους (όπως πχ.<text:s/></text:span><text:span text:style-name="T12">ReadBlock</text:span><text:span text:style-name="T13">,<text:s/></text:span><text:span text:style-name="T14">WriteBlock</text:span><text:span text:style-name="T15">,<text:s/></text:span><text:span text:style-name="T16">OpenFile</text:span><text:span text:style-name="T17">) οι οποίες είναι χρήσιμες για την παρακάτω επεξεργασία των αρχείων.</text:span></text:p>
        </text:list-item>
        <text:list-item>
          <text:p text:style-name="P18"><text:span text:style-name="T19">Στην συνέχεια δημιουργήθηκε η κλάση «</text:span><text:span text:style-name="T20">FileGenerator</text:span><text:span text:style-name="T21">» η οποία μπορεί<text:s/></text:span><text:span text:style-name="T22">μέσω της μεθόδου «</text:span><text:span text:style-name="T23">DataFileGenerator</text:span><text:span text:style-name="T24">» να φτιάξει ένα αρχείο(</text:span><text:span text:style-name="T25">DataFile</text:span><text:span text:style-name="T26">) όπου κάθε σελίδα να έχει 4<text:s/></text:span><text:span text:style-name="T27">Records</text:span><text:span text:style-name="T28">(κλειδί-πληροφορία) και μέσω της μεθόδου «</text:span><text:span text:style-name="T29">KeyFileGenerator</text:span><text:span text:style-name="T30">» να φτιάξει ένα αρχείο(</text:span><text:span text:style-name="T31">KeyFile</text:span><text:span text:style-name="T32">) όπου κάθε σελίδα να έχει 16<text:s/></text:span><text:span text:style-name="T33">Records</text:span><text:span text:style-name="T34">(Κλειδί-θέση κλειδιού στο α</text:span><text:span text:style-name="T35">ρχείο κλειδί-πληροφορία). Το<text:s/></text:span><text:span text:style-name="T36">KeyFile</text:span><text:span text:style-name="T37"><text:s/>περιέχει τα κλειδιά του<text:s/></text:span><text:span text:style-name="T38">DataFile</text:span><text:span text:style-name="T39"><text:s/>και την θέση της σελίδας τους στο<text:s/></text:span><text:span text:style-name="T40">DataFile</text:span><text:span text:style-name="T41">. Τα κλειδιά και η πληροφορία παράγονται απο γεννήτριες τυχαίων ακεραίων-αλφαριθμητικών.</text:span></text:p>
        </text:list-item>
        <text:list-item>
          <text:p text:style-name="P42"><text:span text:style-name="T43">Για τον Α τρόπο οργάνωσης αρχείου<text:s/></text:span><text:span text:style-name="T44">το αρχείο που περιέχε</text:span><text:span text:style-name="T45">ι τα κλειδί-πληροφορία(</text:span><text:span text:style-name="T46">DataFile</text:span><text:span text:style-name="T47">) σαρώνεται σειριακά. Αυτή η λειτουργία υλοποιείται απο την μέθοδο «</text:span><text:span text:style-name="T48">SerialSearchingData</text:span><text:span text:style-name="T49">» της κλάσης «</text:span><text:span text:style-name="T50">Searching</text:span><text:span text:style-name="T51">» η οποία εκτελεί σειριακή αναζήτηση, φέρνοντας μια σελίδα την φορά στην κεντρική μνήμη, μετατρέποντας τα<text:s/></text:span><text:span text:style-name="T52">byte</text:span><text:span text:style-name="T53"><text:s/></text:span><text:span text:style-name="T54">arra</text:span><text:span text:style-name="T55">ys</text:span><text:span text:style-name="T56"><text:s/>σε<text:s/></text:span><text:span text:style-name="T57">node</text:span><text:span text:style-name="T58"><text:s/></text:span><text:span text:style-name="T59">arrays</text:span><text:span text:style-name="T60"><text:s/>μέσω της «</text:span><text:span text:style-name="T61">BlockToNodeArrayProccess</text:span><text:span text:style-name="T62">» της κλάσης «</text:span><text:span text:style-name="T63">BlockToNodeArray</text:span><text:span text:style-name="T64">» και αναζητώντας το κλειδί που ζητείται κάθε φορά.</text:span></text:p>
        </text:list-item>
        <text:list-item>
          <text:p text:style-name="P65"><text:span text:style-name="T66">Για τον Β τρόπο οργάνωσης αρχείου<text:s/></text:span><text:span text:style-name="T67">δημιουργείται το<text:s/></text:span><text:span text:style-name="T68">KeyFile</text:span><text:span text:style-name="T69"><text:s/>και εκτελείται εκεί ο αλγόριθμος της σειριακής αναζήτησης μέσω<text:s/></text:span><text:span text:style-name="T70">της «</text:span><text:span text:style-name="T71">SerialSearchingKeys</text:span><text:span text:style-name="T72">» της κλάσης «</text:span><text:span text:style-name="T73">Searching</text:span><text:span text:style-name="T74">». Η μέθοδος αυτή φέρνει μία σελίδα κάθε φορά στην κεντρική μνήμη, την μετατρέπει σε<text:s/></text:span><text:span text:style-name="T75">Array</text:span><text:span text:style-name="T76"><text:s/>από 16<text:s/></text:span><text:span text:style-name="T77">IndexNodes</text:span><text:span text:style-name="T78">, αναζητεί εκεί το κλειδί και τέλος, όταν βρεί το<text:s/></text:span><text:span text:style-name="T79">Index</text:span><text:span text:style-name="T80">Ν</text:span><text:span text:style-name="T81">ode</text:span><text:span text:style-name="T82"><text:s/>με το κλειδί, παίρνει την πληροφορία της<text:s/></text:span><text:span text:style-name="T83">θέσης σελίδας του<text:s/></text:span><text:span text:style-name="T84">DataFile</text:span><text:span text:style-name="T85"><text:s/>και αναζητεί σε εκείνη την σελίδα του<text:s/></text:span><text:span text:style-name="T86">DataFile</text:span><text:span text:style-name="T87"><text:s/>το κλειδί.</text:span></text:p>
        </text:list-item>
        <text:list-item>
          <text:p text:style-name="P88"><text:span text:style-name="T89">Για τον Γ τρόπο οργάνωσης αρχείου<text:s/></text:span><text:span text:style-name="T90">εκτελείται η μέθοδος «</text:span><text:span text:style-name="T91">externalSort</text:span><text:span text:style-name="T92">» της κλάσης «</text:span><text:span text:style-name="T93">ExternalSort</text:span><text:span text:style-name="T94">» η οποία διαβάζει όλο το<text:s/></text:span><text:span text:style-name="T95">DataFile</text:span><text:span text:style-name="T96"><text:s/>στην κεντρική μνήμη , μετατρέποντάς το μέσ</text:span><text:span text:style-name="T97">ω της «</text:span><text:span text:style-name="T98">BlockToNodeArrayProccess</text:span><text:span text:style-name="T99">» σε<text:s/></text:span><text:span text:style-name="T100">Array</text:span><text:span text:style-name="T101"><text:s/>απο<text:s/></text:span><text:span text:style-name="T102">Nodes</text:span><text:span text:style-name="T103">. Στην συνέχεια, εκτελείται αλγόριθμος «</text:span><text:span text:style-name="T104">QuickNodeSort</text:span><text:span text:style-name="T105">» ο οποίος ταξινομεί το<text:s/></text:span><text:span text:style-name="T106">Array</text:span><text:span text:style-name="T107"><text:s/>με βάση το κλειδί. Έπειτα, δημιουργείται ένα νέο αρχείο δεδομένων(</text:span><text:span text:style-name="T108">SortedDataFile</text:span><text:span text:style-name="T109">), τύπου<text:s/></text:span><text:span text:style-name="T110">DataFile</text:span><text:span text:style-name="T111">, μέσω της μεθόδου<text:s/></text:span><text:soft-page-break/><text:span text:style-name="T112">«</text:span><text:span text:style-name="T113">Sorte</text:span><text:span text:style-name="T114">dDataFileGenerator</text:span><text:span text:style-name="T115">» της κλάσης «</text:span><text:span text:style-name="T116">FileGenerator</text:span><text:span text:style-name="T117">» με ταξινομημένα τα κλειδιά. Τέλος, εκτελείται αλγόριθμος αναζήτησης<text:s/></text:span><text:span text:style-name="T118">BinarySearch</text:span><text:span text:style-name="T119"><text:s/>στο ταξινομημένο αρχείο για την εύρεση του κλειδιού μέσω της μεθόδου «</text:span><text:span text:style-name="T120">BinarySearchingData</text:span><text:span text:style-name="T121">» της κλάσης «</text:span><text:span text:style-name="T122">Searching</text:span><text:span text:style-name="T123">».</text:span></text:p>
        </text:list-item>
        <text:list-item>
          <text:p text:style-name="P124"><text:span text:style-name="T125">Για τον Δ τρό</text:span><text:span text:style-name="T126">πο οργάνωσης αρχείου<text:s/></text:span><text:span text:style-name="T127">εκτελείται η μέθοδος «</text:span><text:span text:style-name="T128">externalSort</text:span><text:span text:style-name="T129">» της κλάσης «</text:span><text:span text:style-name="T130">ExternalSort</text:span><text:span text:style-name="T131">» η οποία διαβάζει όλο το αρχείο των κλειδιών(</text:span><text:span text:style-name="T132">KeyFile</text:span><text:span text:style-name="T133">) στην κεντρική μνήμη και το μετατρέπει μέσω της «</text:span><text:span text:style-name="T134">BlockToIndexNodeArrayProccess</text:span><text:span text:style-name="T135">» σε<text:s/></text:span><text:span text:style-name="T136">Array</text:span><text:span text:style-name="T137"><text:s/>από<text:s/></text:span><text:span text:style-name="T138">IndexNodes</text:span><text:span text:style-name="T139">. Στην συνέχεια, ε</text:span><text:span text:style-name="T140">κτελείται ο αλγόριθμος «</text:span><text:span text:style-name="T141">QuickIndexNodeSort</text:span><text:span text:style-name="T142">» ο οποίος ταξινομεί το<text:s/></text:span><text:span text:style-name="T143">Array</text:span><text:span text:style-name="T144"><text:s/>με βάση το κλειδί. Έπειτα, δημιουργείται ένα νέο αρχείο κλειδιών(</text:span><text:span text:style-name="T145">SortedKeyFile</text:span><text:span text:style-name="T146">), τύπου<text:s/></text:span><text:span text:style-name="T147">KeyFile</text:span><text:span text:style-name="T148">, μέσω της μεθόδου «</text:span><text:span text:style-name="T149">SortedKeyFileGenerator</text:span><text:span text:style-name="T150">» της κλάσης <text:s/>«</text:span><text:span text:style-name="T151">FileGenerator</text:span><text:span text:style-name="T152">» με ταξινομημένα τα</text:span><text:span text:style-name="T153"><text:s/>κλειδιά. Σε αυτό το αρχείο εκτελείται αλγόριθμος αναζήτησης<text:s/></text:span><text:span text:style-name="T154">BinarySearch</text:span><text:span text:style-name="T155"><text:s/>μέσω της μεθόδου «</text:span><text:span text:style-name="T156">BinarySearchingKeys</text:span><text:span text:style-name="T157">» της κλάσης «</text:span><text:span text:style-name="T158">Searching</text:span><text:span text:style-name="T159">», βρίσκεται το<text:s/></text:span><text:span text:style-name="T160">IndexNode</text:span><text:span text:style-name="T161"><text:s/>με το κλειδί και επιστρέφεται η θέση της σελίδας που περιέχει το κλειδί στο αρχικό αρχείο(</text:span><text:span text:style-name="T162">DataFi</text:span><text:span text:style-name="T163">le</text:span><text:span text:style-name="T164">). Τέλος, εκτελείται δυαδική αναζήτηση στο<text:s/></text:span><text:span text:style-name="T165">block</text:span><text:span text:style-name="T166"><text:s/>του<text:s/></text:span><text:span text:style-name="T167">DataFile</text:span><text:span text:style-name="T168"><text:s/>για την εύρεση του κλειδιού.</text:span></text:p>
        </text:list-item>
      </text:list>
      <text:h text:style-name="P169" text:outline-level="2"/>
      <text:p text:style-name="P170">Τεκμηρίωση Αποτελεσμάτων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Μέθοδος</text:p>
          </table:table-cell>
          <table:table-cell table:style-name="TableCell182">
            <text:p text:style-name="P183">Α. Τρόπος Οργάνωσης</text:p>
          </table:table-cell>
          <table:table-cell table:style-name="TableCell184">
            <text:p text:style-name="P185">Β. Τρόπος Οργάνωσης</text:p>
          </table:table-cell>
          <table:table-cell table:style-name="TableCell186">
            <text:p text:style-name="P187">Γ. Τρόπος Οργάνωσης</text:p>
          </table:table-cell>
          <table:table-cell table:style-name="TableCell188">
            <text:p text:style-name="P189">Δ. Τρόπος Οργάνωσης</text:p>
          </table:table-cell>
          <table:table-cell table:style-name="TableCell190">
            <text:p text:style-name="P191"><text:span text:style-name="T192">Γ.Απόδοση Εξωτερικής ταξινόμησης</text:span></text:p>
          </table:table-cell>
          <table:table-cell table:style-name="TableCell193">
            <text:p text:style-name="P194"><text:span text:style-name="T195">Δ.Απόδοση<text:s/></text:span><text:span text:style-name="T196">Εξωτερικής ταξινόμησης</text:span></text:p>
          </table:table-cell>
        </table:table-row>
        <table:table-row table:style-name="TableRow197">
          <table:table-cell table:style-name="TableCell198">
            <text:p text:style-name="P199"><text:span text:style-name="T200">Απόδοση(</text:span><text:span text:style-name="T201">Disk Accesses</text:span><text:span text:style-name="T202">)</text:span></text:p>
          </table:table-cell>
          <table:table-cell table:style-name="TableCell203">
            <text:p text:style-name="P204">87.703</text:p>
          </table:table-cell>
          <table:table-cell table:style-name="TableCell205">
            <text:p text:style-name="P206"><text:span text:style-name="T207">2</text:span><text:span text:style-name="T208">3</text:span><text:span text:style-name="T209">.473</text:span></text:p>
          </table:table-cell>
          <table:table-cell table:style-name="TableCell210">
            <text:p text:style-name="P211">16</text:p>
          </table:table-cell>
          <table:table-cell table:style-name="TableCell212">
            <text:p text:style-name="P213">15</text:p>
          </table:table-cell>
          <table:table-cell table:style-name="TableCell214">
            <text:p text:style-name="P215">562.498</text:p>
          </table:table-cell>
          <table:table-cell table:style-name="TableCell216">
            <text:p text:style-name="P217"><text:span text:style-name="T218">62</text:span><text:span text:style-name="T219">.</text:span><text:span text:style-name="T220">500</text:span></text:p>
          </table:table-cell>
        </table:table-row>
      </table:table>
      <text:p text:style-name="P221"/>
      <text:list text:style-name="LFO2" text:continue-numbering="true">
        <text:list-item>
          <text:p text:style-name="P222"><text:span text:style-name="T223">Σύγκριση μεθόδων Α-Β:</text:span><text:span text:style-name="T224"><text:s/>Προκύπτει ότι ο Β τρόπος οργάνωσης αρχείου είναι πολύ πιο αποδοτικός από τον Α καθώς ο Β πραγματοποιεί πολλές λιγότερες προσβάσεις στον δίσκο για την<text:s/></text:span><text:span text:style-name="T225">εύρεση του κλειδιού. Αυτό συμβαίνει γιατί, στην ουσία με μία πρόσβαση δίσκου στον Α τρόπο οργάνωσης αρχείου μπορούν να ελεγχθούν 4 κλειδιά (τόσα έχει η κάθε σελίδα αφού χωράει 4 εγγραφές) ενώ με τον Β τρόπο μπορούν να ελεγχθούν 16 κλειδιά (τόσα έχει η κάθε</text:span><text:span text:style-name="T226"><text:s/>σελίδα στο αρχείο των κλειδιών αφού χωράει 16<text:s/></text:span><text:span text:style-name="T227">IndexNodes</text:span><text:span text:style-name="T228">). Το αρχείο κλειδιών αποτελείται από λιγότερες σελίδες.</text:span></text:p>
        </text:list-item>
        <text:list-item>
          <text:p text:style-name="P229"><text:span text:style-name="T230">Σύγκριση μεθόδων Γ-Δ:<text:s/></text:span><text:span text:style-name="T231">Προκύπτει ότι ο Δ τρόπος οργάνωσης αρχείου ειναι πιό αποδοτικός απο τον Γ καθώς πραγματοποιεί λιγότερες προσβάσεις στον<text:s/></text:span><text:span text:style-name="T232">δίσκο για την εύρεση του κλειδιού. Αυτό συμβαίνει γιατί στον Γ τρόπο οργάνωσης αρχείου η αναζήτηση πραγματοποιείται σε ολόκληρο το αρχείο των εγγραφών ενώ στον Δ μόνο στο αρχείο των κλειδιών. Επίσης και εδώ μία πρόσβαση δίσκου<text:s/></text:span><text:soft-page-break/><text:span text:style-name="T233">με τον Γ τρόπο οργάνωσης ελέγ</text:span><text:span text:style-name="T234">χει 4 κλειδία ενώ με τον Δ τρόπο οργάνωσης ελέγχει 16 (Το αρχείο των κλειδιών αποτελείται απο λιγότερες σελίδες).</text:span></text:p>
        </text:list-item>
      </text:list>
      <text:p text:style-name="P235"/>
      <text:list text:style-name="LFO2" text:continue-numbering="true">
        <text:list-item>
          <text:p text:style-name="P236"><text:span text:style-name="T237">Σύγκριση μεθόδων Α-Β,Γ-Δ:</text:span><text:span text:style-name="T238"><text:s/>Προκύπτει ότι οι δύο τελευταίοι τρόποι οργάνωσης αρχείου είναι πολύ πιο αποδοτικοί απο τους δύο πρώτους</text:span><text:span text:style-name="T239"><text:s/>με την προυπόθεση ότι το αρχείο είναι ταξινομημένο</text:span><text:span text:style-name="T240">. Αυτό είναι</text:span><text:span text:style-name="T241"><text:s/>αναμενόμενο καθώς στους Γ-Δ τρόπους οργάνωσης το αρχείο είναι ταξινομημένο και εφαρμόζεται ο αλγόριθμος δυαδικής αναζήτησης ο οποίος είναι πολύ πιο αποδοτικός απο αντίστοιχο αλγόριθμο σειριακής αναζήτησης.</text:span><text:span text:style-name="T242"><text:s/>Αν το αρχείο δεν είναι ταξινομημένο η απόδοση στους Γ-Δ τρόπους πέφτει δραματικά.</text:span></text:p>
        </text:list-item>
        <text:list-item>
          <text:p text:style-name="P243"><text:span text:style-name="T244">Σύγκριση εξωτερικής ταξινόμησης στην Γ και Δ περί</text:span><text:span text:style-name="T245">πτωση:</text:span><text:span text:style-name="T246"><text:s/>Προκύπτει ότι η απόδοση είναι πολύ καλύτερη στην περίπτωση Δ καθώς ταξινομείται το αρχείο των κλειδιών και όχι των δεδομένων. Το αρχείο των κλειδιών είναι 4 φορές μικρότερο σε μέγεθος σελίδων με αποτέλεσμα να χρειάζονται λιγότερες προσβάσεις στον δί</text:span><text:span text:style-name="T247">σκο για να ταξινομηθεί.</text:span></text:p>
        </text:list-item>
        <text:list-item>
          <text:p text:style-name="P248"><text:span text:style-name="T249">Πηγές:</text:span><text:span text:style-name="T250"><text:s/>Για την υλοποίηση της άσκησης χρησιμοποιήθηκε υλικό του φροντιστηρίου το οποίο τροποποιήθηκε ελαφρώς (Κώδικας<text:s/></text:span><text:span text:style-name="T251">Binary</text:span><text:span text:style-name="T252"><text:s/></text:span><text:span text:style-name="T253">Search</text:span><text:span text:style-name="T254"><text:s/></text:span><text:span text:style-name="T255">o</text:span><text:span text:style-name="T256"><text:s/>οποίος τροποποιήθηκε για να διαχειρίζεται<text:s/></text:span><text:span text:style-name="T257">Nodes</text:span><text:span text:style-name="T258">, κώδικες γεννητριών τυχαίων αριθμών και αλφαριθμητι</text:span><text:span text:style-name="T259">κών, κλάση<text:s/></text:span><text:span text:style-name="T260">MultiCounter</text:span><text:span text:style-name="T261"><text:s/>για μετρήσης απόδοσης, Κλάση<text:s/></text:span><text:span text:style-name="T262">BlockToNodeArray</text:span><text:span text:style-name="T263"><text:s/>για μετατροπή<text:s/></text:span><text:span text:style-name="T264">byte</text:span><text:span text:style-name="T265"><text:s/></text:span><text:span text:style-name="T266">arrays</text:span><text:span text:style-name="T267"><text:s/>σε<text:s/></text:span><text:span text:style-name="T268">nodes</text:span><text:span text:style-name="T269">). Παράλληλα, χρησιμοποιήθηκε υλικό από το διαδίκτυο το οποίο επίσης τροποποιήθηκε ελαφρώς (αλγόριθμος ταξινόμισης<text:s/></text:span><text:span text:style-name="T270">QuickSort</text:span><text:span text:style-name="T271"><text:s/>από την διεύθυνση:<text:s/></text:span><text:a xlink:href="https://www.geeksforgeeks.org/quick-sort/" office:target-frame-name="_top" xlink:show="replace"><text:span text:style-name="T272">https://www.geeksforgeeks.org/quick-sort/</text:span></text:a><text:span text:style-name="T273">).</text:span></text:p>
        </text:list-item>
      </text:list>
      <text:p text:style-name="P274"><text:span text:style-name="T275"><text:line-break/></text:span></text:p>
      <text:p text:style-name="P2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text-properties fo:language="en" fo:country="US"/>
    </style:style>
  </office:automatic-styles>
  <office:master-styles>
    <style:master-page style:name="MP0" style:page-layout-name="PL0">
      <style:footer>
        <text:p text:style-name="P2">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ggelis Athanasakis</meta:initial-creator>
    <dc:creator>Vaggelis Athanasakis</dc:creator>
    <meta:creation-date>2021-04-04T11:43:00Z</meta:creation-date>
    <dc:date>2021-04-04T15:00:00Z</dc:date>
    <meta:print-date>2021-04-04T14:53:00Z</meta:print-date>
    <meta:template xlink:href="Normal" xlink:type="simple"/>
    <meta:editing-cycles>26</meta:editing-cycles>
    <meta:editing-duration>PT10200S</meta:editing-duration>
    <meta:document-statistic meta:page-count="3" meta:paragraph-count="12" meta:word-count="943" meta:character-count="6027" meta:row-count="42" meta:non-whitespace-character-count="5096"/>
  </office:meta>
</office:document-meta>
</file>